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56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4.7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TU</text:p>
          </table:table-cell>
          <table:table-cell office:value-type="string" calcext:value-type="string">
            <text:p>Tache</text:p>
          </table:table-cell>
          <table:table-cell office:value-type="string" calcext:value-type="string">
            <text:p>Temps estimé</text:p>
          </table:table-cell>
          <table:table-cell office:value-type="string" calcext:value-type="string">
            <text:p>Temps réel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admi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login admi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login admi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login admi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parcell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all parcel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insert parcel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update parcel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delete parcelle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parcelle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on load → get parcel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parcel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update parc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delete parcelles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cueilleu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all cueille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insert cueille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update cueille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delete cueilleur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get cueilleur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Gestion Cueill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<text:span text:style-name="T1">on load → get cueilleur</text:span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cueill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update cueill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delete cueilleur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Gestion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all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insert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update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Gestion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delete depense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Gestion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get depense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on load → get depen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dep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update dep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delete depense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varie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all varie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insert varie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delete variete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Gestion Variet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<text:span text:style-name="T1">on load → get variete</text:span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vari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delete variete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Login Utilisat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utilisateur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2T16:26:52.896000000</dc:date>
    <meta:editing-duration>PT3H17M42S</meta:editing-duration>
    <meta:editing-cycles>5</meta:editing-cycles>
    <meta:generator>LibreOffice/7.4.4.2$Windows_X86_64 LibreOffice_project/85569322deea74ec9134968a29af2df5663baa21</meta:generator>
    <meta:document-statistic meta:table-count="1" meta:cell-count="250" meta:object-count="0"/>
  </office:meta>
</office:document-meta>
</file>